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d188" officeooo:paragraph-rsid="001ad188"/>
    </style:style>
    <style:style style:name="P2" style:family="paragraph" style:parent-style-name="Standard">
      <style:text-properties officeooo:rsid="001be9a9" officeooo:paragraph-rsid="00220ddc"/>
    </style:style>
    <style:style style:name="P3" style:family="paragraph" style:parent-style-name="Standard">
      <style:text-properties officeooo:paragraph-rsid="00220ddc"/>
    </style:style>
    <style:style style:name="P4" style:family="paragraph" style:parent-style-name="Preformatted_20_Text">
      <style:text-properties fo:color="#1f1c1b"/>
    </style:style>
    <style:style style:name="P5" style:family="paragraph" style:parent-style-name="Preformatted_20_Text">
      <style:text-properties fo:color="#1f1c1b" officeooo:rsid="001ad188" officeooo:paragraph-rsid="001ad188"/>
    </style:style>
    <style:style style:name="P6" style:family="paragraph" style:parent-style-name="Preformatted_20_Text">
      <style:text-properties fo:color="#898887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Heading_20_1">
      <loext:graphic-properties draw:fill="solid" draw:fill-color="#99cc66" draw:opacity="100%"/>
      <style:paragraph-properties fo:text-align="center" style:justify-single-word="false" fo:background-color="#99cc66"/>
      <style:text-properties officeooo:rsid="0023d543" officeooo:paragraph-rsid="0023d543"/>
    </style:style>
    <style:style style:name="P9" style:family="paragraph" style:parent-style-name="Heading_20_1">
      <style:text-properties officeooo:paragraph-rsid="00220ddc"/>
    </style:style>
    <style:style style:name="T1" style:family="text">
      <style:text-properties fo:color="#880088" fo:font-weight="bold"/>
    </style:style>
    <style:style style:name="T2" style:family="text">
      <style:text-properties fo:color="#006e28"/>
    </style:style>
    <style:style style:name="T3" style:family="text">
      <style:text-properties fo:color="#bf0303"/>
    </style:style>
    <style:style style:name="T4" style:family="text">
      <style:text-properties fo:color="#cc00cc" fo:font-weight="bold"/>
    </style:style>
    <style:style style:name="T5" style:family="text">
      <style:text-properties fo:color="#898887"/>
    </style:style>
    <style:style style:name="T6" style:family="text">
      <style:text-properties officeooo:rsid="00234a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rrays en la shell de linux (bash)</text:h>
      <text:h text:style-name="Heading_20_1" text:outline-level="1"/>
      <text:h text:style-name="Heading_20_1" text:outline-level="1">Array indexado</text:h>
      <text:p text:style-name="P1"/>
      <text:p text:style-name="P5"><text:span text:style-name="T1">declare</text:span> -a <text:span text:style-name="T2">letradni=</text:span>(<text:span text:style-name="T2">T</text:span> <text:span text:style-name="T2">R</text:span> <text:span text:style-name="T2">W</text:span> <text:span text:style-name="T2">A</text:span> <text:span text:style-name="T2">G</text:span> <text:span text:style-name="T2">M</text:span> <text:span text:style-name="T2">Y</text:span> <text:span text:style-name="T2">F</text:span> <text:span text:style-name="T2">P</text:span> <text:span text:style-name="T2">D</text:span> <text:span text:style-name="T2">X</text:span> <text:span text:style-name="T2">B</text:span> <text:span text:style-name="T2">N</text:span> <text:span text:style-name="T2">J</text:span> <text:span text:style-name="T2">Z</text:span> <text:span text:style-name="T2">S</text:span> <text:span text:style-name="T2">Q</text:span> <text:span text:style-name="T2">V</text:span> <text:span text:style-name="T2">H</text:span> <text:span text:style-name="T2">L</text:span> <text:span text:style-name="T2">C</text:span> <text:span text:style-name="T2">K</text:span> <text:span text:style-name="T2">E</text:span>)</text:p>
      <text:p text:style-name="Preformatted_20_Text"/>
      <text:p text:style-name="P6"># muestra la cantidad de letras: 23</text:p>
      <text:p text:style-name="P4"><text:span text:style-name="T1">echo</text:span> <text:span text:style-name="T2">${#letradni[*]}</text:span></text:p>
      <text:p text:style-name="Preformatted_20_Text"/>
      <text:p text:style-name="P6"># muestra índices: 0 1 2 3 4 5 6 7 8 9 10 11 12 13 14 15 16 17 18 19 20 21 22</text:p>
      <text:p text:style-name="P4"><text:span text:style-name="T1">echo</text:span> <text:span text:style-name="T2">${!letradni[*]}</text:span></text:p>
      <text:p text:style-name="Preformatted_20_Text"/>
      <text:p text:style-name="P6"># muestra <text:span text:style-name="T6">contenido</text:span>: T R W <text:s/>A G M Y F P D X B N J Z S Q V H L C K E</text:p>
      <text:p text:style-name="P4"><text:span text:style-name="T1">echo</text:span> <text:span text:style-name="T2">${letradni[*]}</text:span></text:p>
      <text:p text:style-name="Preformatted_20_Text"/>
      <text:p text:style-name="P6"># muestra la primera letra: <text:s/>T</text:p>
      <text:p text:style-name="P4"><text:span text:style-name="T1">echo</text:span> <text:span text:style-name="T2">${letradni[0]}</text:span></text:p>
      <text:p text:style-name="Preformatted_20_Text"/>
      <text:p text:style-name="P4"><text:span text:style-name="T1">echo</text:span> -n <text:span text:style-name="T3">"Introduce tu dni: "</text:span></text:p>
      <text:p text:style-name="P4"><text:span text:style-name="T1">read</text:span> <text:span text:style-name="T2">dni</text:span></text:p>
      <text:p text:style-name="P4"><text:span text:style-name="T2">indice=$(</text:span><text:span text:style-name="T4">expr</text:span> <text:span text:style-name="T2">$dni</text:span> % 23<text:span text:style-name="T2">)</text:span> <text:s text:c="2"/><text:span text:style-name="T5"># calculamos el resto de la división por 23</text:span></text:p>
      <text:p text:style-name="P4"><text:span text:style-name="T1">echo</text:span> <text:span text:style-name="T3">"Tu dni completo es </text:span><text:span text:style-name="T2">$dni</text:span><text:span text:style-name="T3"> </text:span><text:span text:style-name="T2">${letradni[$indice]}</text:span><text:span text:style-name="T3">"</text:span></text:p>
      <text:p text:style-name="Preformatted_20_Text"/>
      <text:p text:style-name="P3"/>
      <text:h text:style-name="P9" text:outline-level="1">Array asociativo</text:h>
      <text:p text:style-name="P2"/>
      <text:p text:style-name="Preformatted_20_Text"/>
      <text:p text:style-name="P4"><text:span text:style-name="T1">declare</text:span> -A <text:span text:style-name="T2">capital=([españa]=</text:span>madrid <text:span text:style-name="T2">[francia]=</text:span>parís <text:span text:style-name="T2">[italia]=</text:span>roma <text:span text:style-name="T2">[alemania]=</text:span>berlín<text:span text:style-name="T2">)</text:span></text:p>
      <text:p text:style-name="Preformatted_20_Text"/>
      <text:p text:style-name="P6"># muestra el número de elementos: 4</text:p>
      <text:p text:style-name="P4"><text:span text:style-name="T1">echo</text:span> <text:span text:style-name="T2">${#capital[*]}</text:span></text:p>
      <text:p text:style-name="Preformatted_20_Text"/>
      <text:p text:style-name="P6"># muestra las claves (paises): italia españa alemania francia</text:p>
      <text:p text:style-name="P4"><text:span text:style-name="T1">echo</text:span> <text:span text:style-name="T2">${!capital[*]}</text:span></text:p>
      <text:p text:style-name="Preformatted_20_Text"/>
      <text:p text:style-name="P6"># muestra todas las capitales: roma madrid berlín parís </text:p>
      <text:p text:style-name="P4"><text:span text:style-name="T1">echo</text:span> <text:span text:style-name="T2">${capital[*]}</text:span></text:p>
      <text:p text:style-name="Preformatted_20_Text"/>
      <text:p text:style-name="P6"># muestra la capital de españa: madrid</text:p>
      <text:p text:style-name="P4"><text:span text:style-name="T1">echo</text:span> <text:span text:style-name="T2">${capital[españa]}</text:span></text:p>
      <text:p text:style-name="Preformatted_20_Text"/>
      <text:p text:style-name="Preformatted_20_Text"/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24S</meta:editing-duration>
    <meta:editing-cycles>13</meta:editing-cycles>
    <meta:generator>LibreOffice/6.0.4.2$Linux_X86_64 LibreOffice_project/00m0$Build-2</meta:generator>
    <dc:date>2018-06-02T10:57:31.787450293</dc:date>
    <meta:document-statistic meta:table-count="0" meta:image-count="0" meta:object-count="0" meta:page-count="1" meta:paragraph-count="25" meta:word-count="183" meta:character-count="928" meta:non-whitespace-character-count="765"/>
    <meta:user-defined meta:name="Info 1"/>
    <meta:user-defined meta:name="Info 2"/>
    <meta:user-defined meta:name="Info 3"/>
    <meta:user-defined meta:name="Info 4"/>
  </office:meta>
</office:document-meta>
</file>